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officeooo:rsid="00125f05" officeooo:paragraph-rsid="00125f05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list-style-name="L5">
      <style:paragraph-properties fo:text-align="justify" style:justify-single-word="false"/>
      <style:text-properties officeooo:paragraph-rsid="00125f05"/>
    </style:style>
    <style:style style:name="P5" style:family="paragraph" style:parent-style-name="Standard">
      <style:paragraph-properties fo:text-align="justify" style:justify-single-word="false"/>
      <style:text-properties officeooo:rsid="00125f05" officeooo:paragraph-rsid="00125f05"/>
    </style:style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T1" style:family="text">
      <style:text-properties officeooo:rsid="00125f0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ía 1 – Lunes 22 de septiembre</text:p>
      <text:p text:style-name="P2"/>
      <text:p text:style-name="P2">Objetivo del día: Aterrizar el <text:span text:style-name="Strong_20_Emphasis">problema</text:span>, <text:span text:style-name="Strong_20_Emphasis">objetivos</text:span> y <text:span text:style-name="Strong_20_Emphasis">justificación</text:span> de tu proyecto.</text:p>
      <text:p text:style-name="P2"/>
      <text:h text:style-name="P1" text:outline-level="1"><text:span text:style-name="Strong_20_Emphasis">Capítulo I: Introducción</text:span></text:h>
      <text:h text:style-name="Heading_20_3" text:outline-level="3"><text:span text:style-name="Strong_20_Emphasis">1.1 Planteamiento del problema</text:span></text:h>
      <text:p text:style-name="Text_20_body">En Bolivia, gran parte de las inmobiliarias aún gestionan sus operaciones de forma manual o a través de plataformas no especializadas como Facebook, WhatsApp o simples hojas de cálculo. Esta situación genera diversos inconvenientes: duplicidad de información, poca transparencia en las transacciones, dificultades en la administración de propiedades y falta de un control eficiente sobre agentes y clientes.</text:p>
      <text:p text:style-name="Text_20_body">Además, la ausencia de una plataforma centralizada impide que los propietarios tengan visibilidad real de sus bienes, que los clientes finales encuentren propiedades de forma rápida y que los administradores puedan supervisar el rendimiento de los agentes. Esto repercute en pérdida de oportunidades de negocio y en una baja satisfacción del cliente.</text:p>
      <text:p text:style-name="Text_20_body">Por lo tanto, surge la necesidad de diseñar e implementar una solución tecnológica que permita integrar la gestión de propiedades, clientes y agentes en un solo sistema web con un CRM especializado en el rubro inmobiliario.</text:p>
      <text:p text:style-name="Horizontal_20_Line"/>
      <text:h text:style-name="Heading_20_3" text:outline-level="3"><text:span text:style-name="Strong_20_Emphasis">1.2 Objetivos</text:span></text:h>
      <text:p text:style-name="Text_20_body"><text:span text:style-name="Strong_20_Emphasis">Objetivo general</text:span><text:line-break/>Desarrollar una plataforma web inmobiliaria con CRM integrado que gestione propiedades, clientes, agentes y propietarios mediante un sistema de roles diferenciados, optimizando los procesos de administración y mejorando la experiencia de los usuarios.</text:p>
      <text:p text:style-name="Text_20_body"><text:span text:style-name="Strong_20_Emphasis">Objetivos específicos</text:span></text:p>
      <text:list xml:id="list2533557933" text:style-name="L6">
        <text:list-item>
          <text:p text:style-name="P7">Analizar la situación actual de la gestión inmobiliaria en Bolivia y sus limitaciones tecnológicas.</text:p>
        </text:list-item>
        <text:list-item>
          <text:p text:style-name="P7">Diseñar la arquitectura del sistema web y del CRM inmobiliario considerando buenas prácticas de ingeniería de software.</text:p>
        </text:list-item>
        <text:list-item>
          <text:p text:style-name="P7">Implementar los módulos principales: gestión de usuarios, gestión de propiedades, control de agentes, supervisión y administración.</text:p>
        </text:list-item>
        <text:list-item>
          <text:p text:style-name="P7">Desarrollar la base de datos que soporte las funcionalidades multirol del sistema.</text:p>
        </text:list-item>
        <text:list-item>
          <text:p text:style-name="P7">Realizar pruebas funcionales del sistema con escenarios simulados para validar su efectividad.</text:p>
        </text:list-item>
      </text:list>
      <text:p text:style-name="Horizontal_20_Line"/>
      <text:h text:style-name="Heading_20_3" text:outline-level="3"><text:soft-page-break/><text:span text:style-name="Strong_20_Emphasis">1.3 Justificación</text:span></text:h>
      <text:p text:style-name="Text_20_body"><text:span text:style-name="Strong_20_Emphasis">Académica:</text:span> El proyecto contribuye a la aplicación práctica de los conocimientos adquiridos en la carrera de Ingeniería de Sistemas, integrando áreas como análisis de requerimientos, diseño de software, desarrollo web, bases de datos y gestión de proyectos.</text:p>
      <text:p text:style-name="Text_20_body"><text:span text:style-name="Strong_20_Emphasis">Tecnológica:</text:span> La propuesta implementa herramientas y frameworks actuales como Laravel para el backend y tecnologías modernas de frontend, asegurando escalabilidad y adaptabilidad a futuro. Asimismo, incorpora un CRM especializado en el sector inmobiliario, lo que diferencia la plataforma de soluciones genéricas.</text:p>
      <text:p text:style-name="Text_20_body"><text:span text:style-name="Strong_20_Emphasis">Económica y social:</text:span> La digitalización del sector inmobiliario permitirá mejorar la eficiencia en las transacciones, brindar mayor transparencia a propietarios y clientes, y facilitar el trabajo de agentes y administradores. A largo plazo, esta solución puede convertirse en un producto viable para el mercado boliviano, generando beneficios económicos para las inmobiliarias y aumentando la confianza del cliente final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08:46:14.749190096</meta:creation-date>
    <dc:date>2025-09-22T18:13:17.966235263</dc:date>
    <meta:editing-duration>PT16M13S</meta:editing-duration>
    <meta:editing-cycles>1</meta:editing-cycles>
    <meta:document-statistic meta:table-count="0" meta:image-count="0" meta:object-count="0" meta:page-count="2" meta:paragraph-count="19" meta:word-count="424" meta:character-count="2982" meta:non-whitespace-character-count="2581"/>
    <meta:generator>LibreOffice/7.3.7.2$Linux_X86_64 LibreOffice_project/30$Build-2</meta:generator>
  </office:meta>
</office:document-meta>
</file>